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4518"/>
    </style:style>
    <style:style style:name="P2" style:family="paragraph" style:parent-style-name="Text_20_body">
      <style:text-properties officeooo:rsid="0003e19b" officeooo:paragraph-rsid="0003e19b"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meline</text:p>
      <text:p text:style-name="Text_20_body">Our project began in Week 1 with group formation and project allocation. From there, we moved quickly into defining the project scope, which ran through Weeks 2 and 3. This gave us the foundation to understand what we want to achieve and how we will get there.</text:p>
      <text:p text:style-name="Text_20_body">We’re now in <text:span text:style-name="Strong_20_Emphasis">Week 4</text:span>, which is the start of the hands-on implementation. At this stage, we’ve been working on dataset annotation, dataset analysis, and the initial prototype. What’s exciting is that we already have <text:span text:style-name="Strong_20_Emphasis">something close to an MVP</text:span>. It’s not fully polished, but the individual pieces are starting to work. For example, the animal detection module does detect cattle from images, although it still needs refinement. The pose estimation works as intended, and the mapping from pose to behaviour is functional but will need further modification.</text:p>
      <text:p text:style-name="Text_20_body">So while we wouldn’t call this a finished MVP just yet, the testing we’ve done so far has given us proof that our approach is sound. It shows that the timeline we’ve laid out is not only reasonable but also grounded in real, working progress.</text:p>
      <text:p text:style-name="P1">Looking ahead to Weeks 5 and 6, our focus will be on refining these modules, integrating them more smoothly, completing our report, and preparing for the demo. </text:p>
      <text:p text:style-name="P1">---</text:p>
      <text:p text:style-name="P1">Regular meetings are a key part of keeping our project on track. We hold <text:span text:style-name="Strong_20_Emphasis">biweekly group meetings</text:span> on Mondays online and Wednesdays in person to stay aligned as a team. Every Wednesday, we also meet with our <text:span text:style-name="Strong_20_Emphasis">supervisor</text:span> to share progress and get feedback, and we meet with our <text:span text:style-name="Strong_20_Emphasis">client</text:span> weekly to ensure the project matches their expectations. These sessions give us the space to update, resolve issues, and plan the next steps effectively.</text:p>
      <text:p text:style-name="P1">---</text:p>
      <text:p text:style-name="P2">Introduction</text:p>
      <text:p text:style-name="P1">Our project is called <text:span text:style-name="Strong_20_Emphasis">Livestock Pose Estimation</text:span>. We’re building an AI-powered application that can automatically detect livestock from images and estimate their poses. By analyzing body keypoints, the system generates a skeleton-like structure of the animal and uses that to classify behaviours such as standing, lying, walking, or feeding. The goal is to give farmers a smarter, data-driven way to monitor animal health and welfare, ultimately supporting more efficient and sustainable livestock farming</text:p>
      <text:p text:style-name="P1">---</text:p>
      <text:p text:style-name="P1"><text:span text:style-name="Strong_20_Emphasis">01 – Early Detection of Health Issues</text:span><text:line-break/>Farmers often struggle to detect illnesses, injuries, or stress in cattle early enough. Manual monitoring is time-consuming and can miss subtle changes in behaviour or posture.</text:p>
      <text:p text:style-name="Text_20_body"><text:span text:style-name="Strong_20_Emphasis">02 – Labour and Efficiency Challenges</text:span><text:line-break/>Monitoring and managing large herds requires significant labour. With rising costs and labour shortages, it’s becoming harder for farmers to consistently track animal health and welfare.</text:p>
      <text:p text:style-name="Text_20_body"><text:span text:style-name="Strong_20_Emphasis">03 – Lack of Data-Driven Insights</text:span><text:line-break/>Many farms still rely on observation rather than technology, leading to gaps in data about cattle behaviour. Without accurate, real-time insights, decision-making about feeding, welfare, and productivity is less effec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4T16:26:15.510775431</meta:creation-date>
    <dc:date>2025-08-24T16:55:59.715244386</dc:date>
    <meta:editing-duration>PT3M43S</meta:editing-duration>
    <meta:editing-cycles>3</meta:editing-cycles>
    <meta:generator>LibreOffice/24.2.7.2$Linux_X86_64 LibreOffice_project/420$Build-2</meta:generator>
    <meta:document-statistic meta:table-count="0" meta:image-count="0" meta:object-count="0" meta:page-count="1" meta:paragraph-count="14" meta:word-count="457" meta:character-count="2873" meta:non-whitespace-character-count="2426"/>
  </office:meta>
</office:document-meta>
</file>